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09f80" officeooo:paragraph-rsid="00109f80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219c9" officeooo:paragraph-rsid="001219c9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5844c" officeooo:paragraph-rsid="0015844c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871d2" officeooo:paragraph-rsid="001871d2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9a793" officeooo:paragraph-rsid="00212cd6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2pt" officeooo:rsid="0013e8b8" officeooo:paragraph-rsid="0013e8b8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5c26b" officeooo:paragraph-rsid="0015c26b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674cd" officeooo:paragraph-rsid="001674cd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871d2" officeooo:paragraph-rsid="001871d2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93bcf" officeooo:paragraph-rsid="00193bcf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9a793" officeooo:paragraph-rsid="0019a793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9a793" officeooo:paragraph-rsid="00212cd6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b9ca3" officeooo:paragraph-rsid="001b9ca3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b9ca3" officeooo:paragraph-rsid="00212cd6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eaa57" officeooo:paragraph-rsid="00212cd6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eb34d" officeooo:paragraph-rsid="00212cd6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f306c" officeooo:paragraph-rsid="00212cd6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225b61" officeooo:paragraph-rsid="00225b61" style:font-size-asian="10.5pt" style:font-size-complex="12pt"/>
    </style:style>
    <style:style style:name="T1" style:family="text">
      <style:text-properties officeooo:rsid="00150db5"/>
    </style:style>
    <style:style style:name="T2" style:family="text">
      <style:text-properties officeooo:rsid="001674cd"/>
    </style:style>
    <style:style style:name="T3" style:family="text">
      <style:text-properties officeooo:rsid="0016e6c9"/>
    </style:style>
    <style:style style:name="T4" style:family="text">
      <style:text-properties officeooo:rsid="001eaa57"/>
    </style:style>
    <style:style style:name="T5" style:family="text">
      <style:text-properties officeooo:rsid="001eb34d"/>
    </style:style>
    <style:style style:name="T6" style:family="text">
      <style:text-properties officeooo:rsid="0020514c"/>
    </style:style>
    <style:style style:name="T7" style:family="text">
      <style:text-properties officeooo:rsid="0020baee"/>
    </style:style>
    <style:style style:name="T8" style:family="text">
      <style:text-properties officeooo:rsid="00212cd6"/>
    </style:style>
    <style:style style:name="T9" style:family="text">
      <style:text-properties officeooo:rsid="002487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Şans Oyunu</text:p>
      <text:p text:style-name="P1"/>
      <text:p text:style-name="P6">Arkadaşların ile toplandığın bir gün bir oyun oynamaya karar veriyorsunuz. <text:span text:style-name="T1">Oyunda n karton bardağınız ve </text:span><text:span text:style-name="T2">m</text:span><text:span text:style-name="T1"> farklı renkte toplam </text:span><text:span text:style-name="T2">n</text:span><text:span text:style-name="T1"> tane bilyeniz var. Merak ettiğiniz şey ise üst üste aynı rengi seçme şansınızın ne olduğu.</text:span></text:p>
      <text:p text:style-name="P6"/>
      <text:p text:style-name="P3">Girdi:</text:p>
      <text:p text:style-name="P3"/>
      <text:p text:style-name="P7">İlk satırda <text:span text:style-name="T2">iki</text:span> sayı girdisi var; n , m.</text:p>
      <text:p text:style-name="P8">Sonraki satırda m tane sayı var; <text:span text:style-name="T3">ai, i. Renkten kaç tane bilye olduğu.</text:span></text:p>
      <text:p text:style-name="P8"/>
      <text:p text:style-name="P4">Çıktı:</text:p>
      <text:p text:style-name="P9"/>
      <text:p text:style-name="P10">m tane sayı, seçtiğiniz bilye j renginde olursa ikinci seçtiğiniz bilyenin renginin j olma şansı.</text:p>
      <text:p text:style-name="P11">Çıkan kesiri sadeleştirin ve “pay / payda” şeklinde ekrana yazdırın.</text:p>
      <text:p text:style-name="P13">Eğer olasılık 0 ise kısaca 0 yazdırın.</text:p>
      <text:p text:style-name="P11"/>
      <text:p text:style-name="P5">Örnek 1:</text:p>
      <text:p text:style-name="P5"/>
      <text:p text:style-name="P12">Girdi:</text:p>
      <text:p text:style-name="P12"/>
      <text:p text:style-name="P15">7 4</text:p>
      <text:p text:style-name="P14">1 <text:span text:style-name="T5">1 </text:span>2 3</text:p>
      <text:p text:style-name="P14"/>
      <text:p text:style-name="P14">Çıktı:</text:p>
      <text:p text:style-name="P14"/>
      <text:p text:style-name="P14">0 <text:span text:style-name="T5">0 </text:span><text:span text:style-name="T4">1/</text:span><text:span text:style-name="T5">6</text:span><text:span text:style-name="T4"> </text:span><text:span text:style-name="T5">1/3</text:span></text:p>
      <text:p text:style-name="P14"/>
      <text:p text:style-name="P16">Açıklama:</text:p>
      <text:p text:style-name="P16"/>
      <text:p text:style-name="P17">1. renkten bir bilye seçerseniz geriye aynı renkte olan 0 ve toplam 6 bilye kalır. 0/6 = 0 olduğundan cevap 0 olur.</text:p>
      <text:p text:style-name="P17"/>
      <text:p text:style-name="P17">2. renkten bir bilye seçerseniz geriye aynı renkte olan 0 ve toplam 6 bilye kalır. 0/6 = 0 olduğundan cevap 0 olur.</text:p>
      <text:p text:style-name="P17"/>
      <text:p text:style-name="P17"><text:span text:style-name="T6">3</text:span>. renkten bir bilye seçerseniz geriye aynı renkte olan <text:span text:style-name="T6">1</text:span> ve toplam 6 bilye kalır. <text:span text:style-name="T6">C</text:span>evap “<text:span text:style-name="T6">1/6”</text:span> olur.</text:p>
      <text:p text:style-name="P17"/>
      <text:p text:style-name="P17"><text:span text:style-name="T7">4</text:span> renkten bir bilye seçerseniz geriye aynı renkte olan <text:span text:style-name="T7">2</text:span> ve toplam 6 bilye kalır.<text:span text:style-name="T7">2</text:span>/6 = <text:span text:style-name="T7">1/3</text:span> olduğundan cevap “<text:span text:style-name="T7">1/3”</text:span> olur.</text:p>
      <text:p text:style-name="P1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Örnek <text:span text:style-name="T8">2</text:span>:</text:p>
      <text:p text:style-name="P5"/>
      <text:p text:style-name="P12">Girdi:</text:p>
      <text:p text:style-name="P12"/>
      <text:p text:style-name="P18">19 5</text:p>
      <text:p text:style-name="P18">4 2 7 5 1</text:p>
      <text:p text:style-name="P14"/>
      <text:p text:style-name="P14">Çıktı:</text:p>
      <text:p text:style-name="P14"/>
      <text:p text:style-name="P18">1/6 1/18 <text:span text:style-name="T9">1/3</text:span> <text:span text:style-name="T9">2/9</text:span> <text:span text:style-name="T9">9</text:span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14:48:13.743528984</meta:creation-date>
    <dc:date>2024-02-07T15:00:01.416424449</dc:date>
    <meta:editing-duration>PT11M36S</meta:editing-duration>
    <meta:editing-cycles>23</meta:editing-cycles>
    <meta:generator>LibreOffice/7.3.7.2$Linux_X86_64 LibreOffice_project/30$Build-2</meta:generator>
    <meta:document-statistic meta:table-count="0" meta:image-count="0" meta:object-count="0" meta:page-count="2" meta:paragraph-count="26" meta:word-count="207" meta:character-count="1105" meta:non-whitespace-character-count="924"/>
  </office:meta>
</office:document-meta>
</file>